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1bae37" officeooo:paragraph-rsid="001bae37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o códig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14:51:38.884426800</meta:creation-date>
    <dc:date>2026-01-07T14:52:39.623216000</dc:date>
    <meta:editing-duration>PT1M1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25.8.3.2$Windows_X86_64 LibreOffice_project/8ca8d55c161d602844f5428fa4b58097424e324e</meta:generator>
  </office:meta>
</office:document-meta>
</file>